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FreeMono1" svg:font-family="FreeMono" style:font-adornments="Negreta"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144cm" style:rel-column-width="31397*"/>
    </style:style>
    <style:style style:name="Tableau1.B" style:family="table-column">
      <style:table-column-properties style:column-width="8.855cm" style:rel-column-width="34138*"/>
    </style:style>
    <style:style style:name="Tableau1.A1" style:family="table-cell">
      <style:table-cell-properties fo:background-color="transparent" fo:padding="0.097cm" fo:border-left="0.018cm solid #000000" fo:border-right="none" fo:border-top="0.018cm solid #000000" fo:border-bottom="none">
        <style:background-image/>
      </style:table-cell-properties>
    </style:style>
    <style:style style:name="Tableau1.B1" style:family="table-cell">
      <style:table-cell-properties fo:background-color="transparent" fo:padding="0.097cm" fo:border-left="0.018cm solid #000000" fo:border-right="0.018cm solid #000000" fo:border-top="0.018cm solid #000000" fo:border-bottom="none">
        <style:background-image/>
      </style:table-cell-properties>
    </style:style>
    <style:style style:name="Tableau1.A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Tableau1.B2" style:family="table-cell">
      <style:table-cell-properties style:vertical-align="middle" fo:background-color="transparent" fo:padding="0.097cm" fo:border-left="0.018cm solid #000000" fo:border-right="0.018cm solid #000000" fo:border-top="none" fo:border-bottom="0.018cm solid #000000">
        <style:background-image/>
      </style:table-cell-properties>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justify" style:justify-single-word="false"/>
    </style:style>
    <style:style style:name="P7" style:family="paragraph" style:parent-style-name="Text_20_body">
      <style:paragraph-properties fo:margin-top="0cm" fo:margin-bottom="0cm" fo:background-color="transparent" style:shadow="none">
        <style:background-image/>
      </style:paragraph-properties>
    </style:style>
    <style:style style:name="P8" style:family="paragraph" style:parent-style-name="Text_20_body">
      <style:paragraph-properties fo:margin-top="0cm" fo:margin-bottom="0cm" fo:text-align="justify" style:justify-single-word="false" fo:background-color="transparent" style:shadow="none">
        <style:background-image/>
      </style:paragraph-properties>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margin-top="0cm" fo:margin-bottom="0cm" fo:background-color="transparent" fo:padding="0cm" fo:border="none" style:shadow="none">
        <style:background-image/>
      </style:paragraph-properties>
    </style:style>
    <style:style style:name="P10"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use-window-font-color="true" style:font-name="FreeMono"/>
    </style:style>
    <style:style style:name="P11"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use-window-font-color="true" style:font-name="FreeMono" fo:font-size="12pt" style:font-size-asian="12pt" style:font-size-complex="12pt"/>
    </style:style>
    <style:style style:name="P12" style:family="paragraph" style:parent-style-name="Text_20_body" style:master-page-name="">
      <style:paragraph-properties fo:margin-top="0cm" fo:margin-bottom="0cm" style:page-number="auto" fo:background-color="transparent" style:shadow="none">
        <style:background-image/>
      </style:paragraph-properties>
    </style:style>
    <style:style style:name="P13" style:family="paragraph" style:parent-style-name="Standard">
      <style:paragraph-properties fo:margin-top="0cm" fo:margin-bottom="0cm" fo:text-align="justify" style:justify-single-word="false"/>
    </style:style>
    <style:style style:name="P14"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15"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6"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7" style:family="paragraph" style:parent-style-name="Text_20_body">
      <style:paragraph-properties fo:line-height="150%" fo:text-align="center" style:justify-single-word="false"/>
      <style:text-properties style:font-name="Century Schoolbook 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language="fr" fo:country="FR"/>
    </style:style>
    <style:style style:name="P20"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1" style:family="paragraph" style:parent-style-name="Heading_20_1">
      <style:paragraph-properties fo:break-before="page"/>
      <style:text-properties fo:language="fr" fo:country="FR"/>
    </style:style>
    <style:style style:name="P22" style:family="paragraph" style:parent-style-name="Contents_20_Heading">
      <style:paragraph-properties fo:break-before="page"/>
    </style:style>
    <style:style style:name="P23" style:family="paragraph" style:parent-style-name="List_20_1_20_Start">
      <style:paragraph-properties fo:margin-left="0cm" fo:margin-right="0cm" fo:text-align="center" style:justify-single-word="false" fo:text-indent="0cm" style:auto-text-indent="false"/>
      <style:text-properties style:font-name="Times" fo:font-style="normal" fo:font-weight="normal" style:font-size-asian="12pt" style:font-style-asian="normal" style:font-weight-asian="normal" style:font-name-complex="Tahoma1" style:font-style-complex="normal" style:font-weight-complex="normal"/>
    </style:style>
    <style:style style:name="P24" style:family="paragraph" style:parent-style-name="List_20_1_20_Start">
      <style:paragraph-properties fo:margin-left="0cm" fo:margin-right="0cm" fo:text-indent="0cm" style:auto-text-indent="false"/>
      <style:text-properties style:font-name="Times" style:font-size-asian="12pt" style:font-name-complex="Tahoma1"/>
    </style:style>
    <style:style style:name="P25" style:family="paragraph" style:parent-style-name="List_20_1_20_Start">
      <style:paragraph-properties fo:margin-left="0cm" fo:margin-right="0cm"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Code">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7" style:family="paragraph" style:parent-style-name="Code">
      <style:text-properties fo:font-style="normal" fo:font-weight="bold" style:font-style-asian="normal" style:font-weight-asian="bold" style:font-style-complex="normal" style:font-weight-complex="bold"/>
    </style:style>
    <style:style style:name="P28" style:family="paragraph" style:parent-style-name="Code">
      <style:text-properties fo:font-style="normal" style:font-style-asian="normal" style:font-style-complex="normal"/>
    </style:style>
    <style:style style:name="P29" style:family="paragraph" style:parent-style-name="Code">
      <style:text-properties fo:font-style="normal" fo:font-weight="normal" style:font-style-asian="normal" style:font-weight-asian="normal" style:font-style-complex="normal" style:font-weight-complex="normal"/>
    </style:style>
    <style:style style:name="P30" style:family="paragraph" style:parent-style-name="Code">
      <style:text-properties fo:font-weight="normal" style:font-weight-asian="normal" style:font-weight-complex="normal"/>
    </style:style>
    <style:style style:name="P31" style:family="paragraph" style:parent-style-name="Code">
      <style:text-properties fo:language="fr" fo:country="FR" fo:font-style="normal" fo:font-weight="normal" style:font-style-asian="normal" style:font-weight-asian="normal" style:font-style-complex="normal" style:font-weight-complex="normal"/>
    </style:style>
    <style:style style:name="P32" style:family="paragraph" style:parent-style-name="Heading_20_1">
      <style:text-properties fo:font-style="normal" fo:font-weight="bold" style:font-style-asian="normal" style:font-weight-asian="bold" style:font-style-complex="normal" style:font-weight-complex="bold"/>
    </style:style>
    <style:style style:name="P33" style:family="paragraph" style:parent-style-name="Heading_20_2">
      <style:text-properties fo:font-style="normal" fo:background-color="transparent" style:font-style-asian="normal" style:font-style-complex="normal"/>
    </style:style>
    <style:style style:name="P34" style:family="paragraph" style:parent-style-name="Standard">
      <style:text-properties fo:font-style="normal" fo:background-color="transparent" style:font-style-asian="normal" style:font-style-complex="normal"/>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Heading_20_1">
      <style:paragraph-properties fo:margin-left="-0.03cm" fo:margin-right="0cm" fo:text-indent="0cm" style:auto-text-indent="false"/>
      <style:text-properties fo:font-style="normal" fo:background-color="transparent" style:font-style-asian="normal" style:font-style-complex="normal"/>
    </style:style>
    <style:style style:name="P38" style:family="paragraph" style:parent-style-name="Text_20_body" style:master-page-name="Standard">
      <style:paragraph-properties fo:line-height="150%" fo:text-align="center" style:justify-single-word="false" style:page-number="auto"/>
      <style:text-properties style:font-name="Century Schoolbook L" fo:font-size="12pt" fo:font-weight="bold" style:font-size-asian="12pt" style:font-size-complex="12pt"/>
    </style:style>
    <style:style style:name="P39"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4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5" style:family="paragraph" style:parent-style-name="List_20_1_20_Start" style:list-style-name="List_20_1">
      <style:text-properties fo:font-style="normal" fo:font-weight="normal" style:font-style-asian="normal" style:font-weight-asian="normal" style:font-style-complex="normal" style:font-weight-complex="normal"/>
    </style:style>
    <style:style style:name="P46" style:family="paragraph" style:parent-style-name="List_20_1_20_Start" style:list-style-name="List_20_1">
      <style:text-properties fo:font-style="normal" fo:font-weight="normal" style:font-style-asian="normal" style:font-weight-asian="normal" style:font-style-complex="normal" style:font-weight-complex="normal"/>
    </style:style>
    <style:style style:name="P47" style:family="paragraph" style:parent-style-name="List_20_1_20_Start" style:list-style-name="List_20_1">
      <style:text-properties fo:font-style="normal" fo:font-weight="normal" style:font-style-asian="normal" style:font-weight-asian="normal" style:font-style-complex="normal" style:font-weight-complex="normal"/>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language="fr" fo:country="FR"/>
    </style:style>
    <style:style style:name="T4" style:family="text">
      <style:text-properties fo:font-style="normal" style:font-style-asian="normal" style:font-style-complex="normal"/>
    </style:style>
    <style:style style:name="T5" style:family="text">
      <style:text-properties fo:font-style="normal" fo:background-color="transparent" style:font-style-asian="normal" style:font-style-complex="normal"/>
    </style:style>
    <style:style style:name="T6" style:family="text">
      <style:text-properties fo:color="#800000" fo:font-style="normal" fo:background-color="#ffff00" style:font-style-asian="normal" style:font-style-complex="normal"/>
    </style:style>
    <style:style style:name="T7" style:family="text">
      <style:text-properties fo:color="#800000" fo:font-style="normal" fo:background-color="transparent" style:font-style-asian="normal" style:font-style-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use-window-font-color="true" fo:font-style="normal" fo:background-color="transparent" style:font-style-asian="normal" style:font-style-complex="normal"/>
    </style:style>
    <style:style style:name="T11" style:family="text">
      <style:text-properties style:use-window-font-color="true" fo:font-style="normal" fo:font-weight="bold" fo:background-color="transparent" style:font-style-asian="normal" style:font-weight-asian="bold" style:font-style-complex="normal"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4"><draw:frame draw:style-name="fr1" draw:name="Image1" text:anchor-type="as-char" svg:width="5.239cm" svg:height="0.9cm" draw:z-index="0"><draw:image xlink:href="Pictures/10000200000000C6000000224AEE0685.gif" xlink:type="simple" xlink:show="embed" xlink:actuate="onLoad"/></draw:frame></text:p>
      <text:p text:style-name="P14">Département Informatique et Mathématiques Appliquées</text:p>
      <text:p text:style-name="P14"/>
      <text:p text:style-name="P15">Projet Long 2008</text:p>
      <text:p text:style-name="P16">__________</text:p>
      <text:p text:style-name="P16"/>
      <text:p text:style-name="P20">Administration autonome de serveurs sur la grille avec une machine virtuelle</text:p>
      <text:p text:style-name="P16"/>
      <text:p text:style-name="P16">Installation de Xen 3.2.0 avec noyau linux 2.6.18.8</text:p>
      <text:p text:style-name="P17"/>
      <text:p text:style-name="P17"/>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40"><text:a xlink:type="simple" xlink:href="mailto:jlouisy@etu.enseeiht.fr"><text:span text:style-name="T1">Julien Louisy</text:span></text:a></text:p>
        </text:list-item>
        <text:list-item>
          <text:p text:style-name="P40"><text:a xlink:type="simple" xlink:href="mailto:jlouisy@etu.enseeiht.fr"><text:span text:style-name="T1">Julien Clariond</text:span></text:a></text:p>
        </text:list-item>
        <text:list-item>
          <text:p text:style-name="P40"><text:a xlink:type="simple" xlink:href="mailto:jlouisy@etu.enseeiht.fr"><text:span text:style-name="T1">Hery Randriamanamihaga</text:span></text:a></text:p>
        </text:list-item>
        <text:list-item>
          <text:p text:style-name="P40"><text:a xlink:type="simple" xlink:href="mailto:jlouisy@etu.enseeiht.fr"><text:span text:style-name="T1">Ezequiel Geremia</text:span></text:a></text:p>
        </text:list-item>
        <text:list-item>
          <text:p text:style-name="P40"><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2">Sommaire</text:p>
          </text:index-title>
          <text:p text:style-name="P36">1 - Préparation<text:tab/>3</text:p>
          <text:p text:style-name="P36">2 - Téléchargement des sources<text:tab/>3</text:p>
          <text:p text:style-name="P36">3 - Installation<text:tab/>3</text:p>
          <text:p text:style-name="P36">4 - Configuration<text:tab/>4</text:p>
          <text:p text:style-name="P35">4.1 - Réglages pour les domU<text:tab/>4</text:p>
          <text:p text:style-name="P35">4.2 - Astuces<text:tab/>5</text:p>
          <text:p text:style-name="P36">5 - Démarrage<text:tab/>6</text:p>
        </text:index-body>
      </text:table-of-content>
      <text:p text:style-name="Standard"/>
      <text:h text:style-name="P21" text:outline-level="1">Préparation</text:h>
      <text:p text:style-name="P19">Installez les paquets nécessaires à la suite :</text:p>
      <text:p text:style-name="P31"># apt-get install mercurial build-essential libx11-dev gettext libssl-dev libncurses-dev python-dev bridge-utils iproute udev</text:p>
      <text:h text:style-name="Heading_20_1" text:outline-level="1"><text:span text:style-name="T3">Téléchargement</text:span> des sources</text:h>
      <text:p text:style-name="P18">Télécharger les sources de xen-3.2 :</text:p>
      <text:p text:style-name="P27"><text:span text:style-name="T9">$ hg clone </text:span><text:a xlink:type="simple" xlink:href="http://xenbits.xensource.com/xen-3.2-testing.hg"><text:span text:style-name="T9">http://xenbits.xensource.com/xen-3.2-testing.hg</text:span></text:a></text:p>
      <text:h text:style-name="P32" text:outline-level="1">Installation</text:h>
      <text:list text:style-name="List_20_1">
        <text:list-item text:start-value="1">
          <text:p text:style-name="P45">Entrez dans le répertoire (xen-3.2.0) :</text:p>
        </text:list-item>
      </text:list>
      <text:p text:style-name="P26">$ cd xen-3.2.0</text:p>
      <text:list text:style-name="List_20_1">
        <text:list-item text:start-value="1">
          <text:p text:style-name="P45">Deux choix s'offrent maintenant à vous :</text:p>
        </text:list-item>
      </text:list>
      <table:table table:name="Tableau1" table:style-name="Tableau1">
        <table:table-column table:style-name="Tableau1.A"/>
        <table:table-column table:style-name="Tableau1.B"/>
        <table:table-row>
          <table:table-cell table:style-name="Tableau1.A1" office:value-type="string">
            <text:p text:style-name="P23">Si vous ne voulez pas modifier la configuration du noyau :</text:p>
          </table:table-cell>
          <table:table-cell table:style-name="Tableau1.B1" office:value-type="string">
            <text:p text:style-name="P25">Si vous voulez modifier la configuration du noyau :</text:p>
          </table:table-cell>
        </table:table-row>
        <table:table-row>
          <table:table-cell table:style-name="Tableau1.A2" office:value-type="string">
            <text:p text:style-name="P29">$ make world</text:p>
            <text:p text:style-name="P29"># sh ./install.sh</text:p>
          </table:table-cell>
          <table:table-cell table:style-name="Tableau1.B2" office:value-type="string">
            <text:p text:style-name="P28">$ make linux-2.6-xen-config CONFIGMODE=menuconfig </text:p>
            <text:p text:style-name="P28">$ make linux-2.6-xen-build </text:p>
            <text:p text:style-name="P28"># make linux-2.6-xen-install</text:p>
            <text:p text:style-name="P28"># sh ./install.sh</text:p>
          </table:table-cell>
        </table:table-row>
      </table:table>
      <text:p text:style-name="P8"><text:tab/>Pour les autres options (notamment <text:span text:style-name="Code">make dist</text:span> pour éviter d'avoir à recompiler sur chaque machine à installer) faire <text:span text:style-name="Code">make help</text:span>.</text:p>
      <text:p text:style-name="P8"><text:tab/>Classiquement, une version sans modification de la configuration sera utilisée pour les dom0 et une version modifiée sera mise en place sur le serveur NFS pour les domU. Dans tous les cas, jeter un oeil à la section <text:span text:style-name="T8">Configuration</text:span> semble incontournable.</text:p>
      <text:p text:style-name="P18"/>
      <text:list text:style-name="List_20_1">
        <text:list-item text:start-value="1">
          <text:p text:style-name="P39">Générer et déplacer le initrd (principalement pour les dom0 car la configuration fournie pour les domU désactive l'utilisation du initrd):</text:p>
        </text:list-item>
      </text:list>
      <text:p text:style-name="P29"># depmod 2.6.18.8-xen</text:p>
      <text:p text:style-name="P29"># mkinitramfs -o initrd.img-2.6.18.8-xen 2.6.18.8-xen</text:p>
      <text:p text:style-name="P27"><text:span text:style-name="T9"># cp initrd.img-2.6.18.8-xen /boot</text:span>/</text:p>
      <text:p text:style-name="Standard"><text:soft-page-break/></text:p>
      <text:h text:style-name="P37" text:outline-level="1">Configuration</text:h>
      <text:h text:style-name="P33" text:outline-level="2">Réglages pour les domU</text:h>
      <text:p text:style-name="P6"><text:tab/>Toute la subtilité de cette phase de configuration réside en la difficulté de trouver où se cachent les différentes options à autoriser... (voir le chapitre Astuces).</text:p>
      <text:p text:style-name="P6"><text:tab/>Les drivers NIC doivent êtres compilés en interne (sinon on aura besoin d'un initrd pour charger le module).</text:p>
      <text:p text:style-name="P6"/>
      <text:p text:style-name="P11">[...]</text:p>
      <text:p text:style-name="P11"><text:bookmark text:name="line-192"/></text:p>
      <text:p text:style-name="P11"><text:bookmark text:name="line-193"/>CONFIG_NET_VENDOR_3COM=y</text:p>
      <text:p text:style-name="P11"><text:bookmark text:name="line-194"/>CONFIG_VORTEX=y</text:p>
      <text:p text:style-name="P11"><text:bookmark text:name="line-195"/></text:p>
      <text:p text:style-name="P11">[...]</text:p>
      <text:p text:style-name="P6"/>
      <text:p text:style-name="P6"><text:tab/>Il faut autoriser le Kernel Level IP Autoreconfiguration.</text:p>
      <text:p text:style-name="P6"/>
      <text:p text:style-name="P11">[...]</text:p>
      <text:p text:style-name="P11"><text:bookmark text:name="line-202"/></text:p>
      <text:p text:style-name="P11"><text:bookmark text:name="line-203"/>CONFIG_IP_PNP=y</text:p>
      <text:p text:style-name="P11"><text:bookmark text:name="line-204"/>CONFIG_IP_PNP_DHCP=y</text:p>
      <text:p text:style-name="P11"><text:bookmark text:name="line-205"/></text:p>
      <text:p text:style-name="P11">[...]</text:p>
      <text:p text:style-name="P13"><text:tab/></text:p>
      <text:p text:style-name="P13"><text:tab/>Il faut également autoriser le support NFS et le Root over NFS</text:p>
      <text:p text:style-name="P13"/>
      <text:p text:style-name="P11">[...]</text:p>
      <text:p text:style-name="P11"><text:bookmark text:name="line-211"/></text:p>
      <text:p text:style-name="P11"><text:bookmark text:name="line-212"/>CONFIG_NFS_FS=y</text:p>
      <text:p text:style-name="P11"><text:bookmark text:name="line-213"/>CONFIG_NFS_V3=y</text:p>
      <text:p text:style-name="P11"><text:bookmark text:name="line-214"/>CONFIG_NFS_V3_ACL=y</text:p>
      <text:p text:style-name="P11"><text:bookmark text:name="line-215"/># CONFIG_NFS_V4 is not set</text:p>
      <text:p text:style-name="P11"><text:bookmark text:name="line-216"/>CONFIG_NFS_DIRECTIO=y</text:p>
      <text:p text:style-name="P11"><text:bookmark text:name="line-217"/>CONFIG_NFSD=y</text:p>
      <text:p text:style-name="P11"><text:bookmark text:name="line-218"/>CONFIG_NFSD_V2_ACL=y</text:p>
      <text:p text:style-name="P11"><text:bookmark text:name="line-219"/>CONFIG_NFSD_V3=y</text:p>
      <text:p text:style-name="P11"><text:bookmark text:name="line-220"/>CONFIG_NFSD_V3_ACL=y</text:p>
      <text:p text:style-name="P11"><text:bookmark text:name="line-221"/># CONFIG_NFSD_V4 is not set</text:p>
      <text:p text:style-name="P11"><text:bookmark text:name="line-222"/>CONFIG_NFSD_TCP=y</text:p>
      <text:p text:style-name="P11"><text:bookmark text:name="line-223"/>CONFIG_ROOT_NFS=y</text:p>
      <text:p text:style-name="P11"><text:bookmark text:name="line-224"/>CONFIG_NFS_ACL_SUPPORT=y</text:p>
      <text:p text:style-name="P11"><text:bookmark text:name="line-225"/>CONFIG_NFS_COMMON=y</text:p>
      <text:p text:style-name="P11">[...]</text:p>
      <text:p text:style-name="P13"><text:soft-page-break/><text:tab/>Eventuellement, si le noyau risque d'être utilisé pour le dom0, vérifier les options Xen suivantes :</text:p>
      <text:p text:style-name="P13"/>
      <text:p text:style-name="P11">[...]</text:p>
      <text:p text:style-name="P11"><text:bookmark text:name="line-234"/></text:p>
      <text:p text:style-name="P11"><text:bookmark text:name="line-235"/>CONFIG_X86_XEN=y</text:p>
      <text:p text:style-name="P11"><text:bookmark text:name="line-236"/># CONFIG_PCI_GOXEN_FE is not set</text:p>
      <text:p text:style-name="P11"><text:bookmark text:name="line-237"/>CONFIG_XEN_PCIDEV_FRONTEND=y</text:p>
      <text:p text:style-name="P11"><text:bookmark text:name="line-238"/># CONFIG_XEN_PCIDEV_FE_DEBUG is not set</text:p>
      <text:p text:style-name="P11"><text:bookmark text:name="line-239"/># CONFIG_NETXEN_NIC is not set</text:p>
      <text:p text:style-name="P11"><text:bookmark text:name="line-240"/>CONFIG_XEN=y</text:p>
      <text:p text:style-name="P11"><text:bookmark text:name="line-241"/>CONFIG_XEN_INTERFACE_VERSION=0x00030205</text:p>
      <text:p text:style-name="P11"><text:bookmark text:name="line-242"/># XEN</text:p>
      <text:p text:style-name="P11"><text:bookmark text:name="line-243"/>CONFIG_XEN_PRIVILEGED_GUEST=y</text:p>
      <text:p text:style-name="P11"><text:bookmark text:name="line-244"/># CONFIG_XEN_UNPRIVILEGED_GUEST is not set</text:p>
      <text:p text:style-name="P11"><text:bookmark text:name="line-245"/>CONFIG_XEN_PRIVCMD=y</text:p>
      <text:p text:style-name="P11"><text:bookmark text:name="line-246"/>CONFIG_XEN_XENBUS_DEV=y</text:p>
      <text:p text:style-name="P11"><text:bookmark text:name="line-247"/>CONFIG_XEN_BACKEND=y</text:p>
      <text:p text:style-name="P11"><text:bookmark text:name="line-248"/>CONFIG_XEN_BLKDEV_BACKEND=y</text:p>
      <text:p text:style-name="P11"><text:bookmark text:name="line-249"/>CONFIG_XEN_BLKDEV_TAP=y</text:p>
      <text:p text:style-name="P11"><text:bookmark text:name="line-250"/>CONFIG_XEN_NETDEV_BACKEND=y</text:p>
      <text:p text:style-name="P11"><text:bookmark text:name="line-251"/># CONFIG_XEN_NETDEV_PIPELINED_TRANSMITTER is not set</text:p>
      <text:p text:style-name="P11"><text:bookmark text:name="line-252"/>CONFIG_XEN_NETDEV_LOOPBACK=m</text:p>
      <text:p text:style-name="P11"><text:bookmark text:name="line-253"/>CONFIG_XEN_PCIDEV_BACKEND=y</text:p>
      <text:p text:style-name="P11"><text:bookmark text:name="line-254"/>CONFIG_XEN_PCIDEV_BACKEND_VPCI=y</text:p>
      <text:p text:style-name="P11"><text:bookmark text:name="line-255"/># CONFIG_XEN_PCIDEV_BACKEND_PASS is not set</text:p>
      <text:p text:style-name="P11"><text:bookmark text:name="line-256"/># CONFIG_XEN_PCIDEV_BACKEND_SLOT is not set</text:p>
      <text:p text:style-name="P11"><text:bookmark text:name="line-257"/># CONFIG_XEN_PCIDEV_BE_DEBUG is not set</text:p>
      <text:p text:style-name="P11"><text:bookmark text:name="line-258"/>CONFIG_XEN_TPMDEV_BACKEND=m</text:p>
      <text:p text:style-name="P11"><text:bookmark text:name="line-259"/>CONFIG_XEN_BLKDEV_FRONTEND=m</text:p>
      <text:p text:style-name="P11"><text:bookmark text:name="line-260"/>CONFIG_XEN_NETDEV_FRONTEND=m</text:p>
      <text:p text:style-name="P11"><text:bookmark text:name="line-261"/>CONFIG_XEN_SCRUB_PAGES=y</text:p>
      <text:p text:style-name="P11"><text:bookmark text:name="line-262"/>CONFIG_XEN_DISABLE_SERIAL=y</text:p>
      <text:p text:style-name="P11"><text:bookmark text:name="line-263"/>CONFIG_XEN_SYSFS=m</text:p>
      <text:p text:style-name="P11"><text:bookmark text:name="line-264"/>CONFIG_XEN_COMPAT_030002_AND_LATER=y</text:p>
      <text:p text:style-name="P11"><text:bookmark text:name="line-265"/># CONFIG_XEN_COMPAT_030004_AND_LATER is not set</text:p>
      <text:p text:style-name="P11"><text:bookmark text:name="line-266"/># CONFIG_XEN_COMPAT_LATEST_ONLY is not set</text:p>
      <text:p text:style-name="P11"><text:bookmark text:name="line-267"/>CONFIG_XEN_COMPAT=0x030002</text:p>
      <text:p text:style-name="P11"><text:bookmark text:name="line-268"/></text:p>
      <text:p text:style-name="P11">[...]</text:p>
      <text:p text:style-name="P13"/>
      <text:h text:style-name="Heading_20_2" text:outline-level="2">Astuces</text:h>
      <text:p text:style-name="Text_20_body"/>
      <text:p text:style-name="P12"><text:tab/>La commande</text:p>
      <text:p text:style-name="P11"># make linux-2.6-xen-config CONFIGMODE=menuconfig</text:p>
      <text:p text:style-name="P7">ouvre un outil graphique de configuration. Voici comment procéder pour mettre en place les options <text:soft-page-break/>du 4.1</text:p>
      <text:p text:style-name="P7"/>
      <text:p text:style-name="P7"><text:tab/>Pour les options IP :</text:p>
      <text:p text:style-name="P7"/>
      <text:p text:style-name="P10">Networking</text:p>
      <text:p text:style-name="P10"><text:tab/>Networking Options</text:p>
      <text:p text:style-name="P10"><text:tab/><text:tab/>[*] IP: kernel level autoconfiguration</text:p>
      <text:p text:style-name="P10"><text:tab/><text:tab/>[*]<text:tab/>IP: DHCP support </text:p>
      <text:p text:style-name="P9"/>
      <text:p text:style-name="P9"><text:tab/>Pour les options NFS :</text:p>
      <text:p text:style-name="P9"/>
      <text:p text:style-name="P10">File System</text:p>
      <text:p text:style-name="P10"><text:tab/>Network File System</text:p>
      <text:p text:style-name="P10"><text:tab/><text:tab/>&lt;*&gt; NFS file system support</text:p>
      <text:p text:style-name="P10"><text:tab/><text:tab/>[*] Root file system on NFS</text:p>
      <text:h text:style-name="P32" text:outline-level="1">Démarrage</text:h>
      <text:list text:style-name="List_20_1">
        <text:list-item text:start-value="1">
          <text:p text:style-name="P45">Modifier le grub :</text:p>
        </text:list-item>
      </text:list>
      <text:p text:style-name="P28"># gedit /boot/grub/menu.lst</text:p>
      <text:p text:style-name="P24">et y ajouter (en modifiant ou (dé)commentant si nécessaire les options <text:span text:style-name="Code">hiddenmenu</text:span>, <text:span text:style-name="Code">timeout</text:span> et <text:span text:style-name="Code">default</text:span>) :</text:p>
      <text:p text:style-name="P29">title Xen 3.2 / Ubuntu Gutsy 7.10 / kernel 2.6.18.8</text:p>
      <text:p text:style-name="P29"><text:s text:c="2"/>kernel /boot/xen-3.2.0.gz</text:p>
      <text:p text:style-name="P30"><text:span text:style-name="T4"><text:s text:c="2"/>module /boot/vmlinuz-2.6.18.8-xen root=</text:span><text:span text:style-name="T11">&lt;root-dev&gt;</text:span><text:span text:style-name="T4"> ro console=tty0 </text:span></text:p>
      <text:p text:style-name="P30"><text:span text:style-name="T4"><text:s text:c="2"/></text:span><text:span text:style-name="T5">module /boot/initrd.img-2.6.18.8-xen</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FreeMono1" svg:font-family="FreeMono" style:font-adornments="Negreta"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Text_20_body">
      <style:paragraph-properties fo:background-color="#e6e6e6" fo:padding="0.049cm" fo:border="0.018cm solid #000000" style:shadow="#808080 0.18cm 0.18cm">
        <style:tab-stops/>
        <style:background-image/>
      </style:paragraph-properties>
      <style:text-properties style:font-name="FreeMono" fo:font-size="11pt" fo:font-weight="normal" style:font-size-asian="10.5pt"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Code" style:family="text">
      <style:text-properties style:font-name="FreeMono1" fo:font-size="11pt" fo:font-weight="bold" style:font-size-asian="10.5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3T15:56:09</dc:date>
    <meta:editing-cycles>29</meta:editing-cycles>
    <meta:editing-duration>PT6H56M52S</meta:editing-duration>
    <meta:user-defined meta:name="Info 1"/>
    <meta:user-defined meta:name="Info 2"/>
    <meta:user-defined meta:name="Info 3"/>
    <meta:user-defined meta:name="Info 4"/>
    <meta:document-statistic meta:table-count="1" meta:image-count="1" meta:object-count="0" meta:page-count="6" meta:paragraph-count="138" meta:word-count="753" meta:character-count="4696"/>
  </office:meta>
</office:document-meta>
</file>